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947CB005D60AB17C.png" manifest:media-type="image/png"/>
  <manifest:file-entry manifest:full-path="Pictures/10000201000000570000004D6AD7924E6158D253.png" manifest:media-type="image/png"/>
  <manifest:file-entry manifest:full-path="Pictures/10000201000001F0000001F0B00F1C5684CC0F2A.png" manifest:media-type="image/png"/>
  <manifest:file-entry manifest:full-path="Pictures/1000020100000019000000193C4E70C405D4F16E.png" manifest:media-type="image/png"/>
  <manifest:file-entry manifest:full-path="Pictures/1000020100000500000002D2909E8E270703EDEB.png" manifest:media-type="image/png"/>
  <manifest:file-entry manifest:full-path="Pictures/10000201000000BE000000EE23A0E0C123FACEB0.png" manifest:media-type="image/png"/>
  <manifest:file-entry manifest:full-path="Pictures/10000201000002B100000141EBE93B9F6E70A06E.png" manifest:media-type="image/png"/>
  <manifest:file-entry manifest:full-path="Pictures/10000201000000F6000000D65F68763A814D8752.png" manifest:media-type="image/png"/>
  <manifest:file-entry manifest:full-path="Pictures/100002010000003D0000003DED3302F0EED2875F.png" manifest:media-type="image/png"/>
  <manifest:file-entry manifest:full-path="Pictures/10000201000000530000007FE9E72568091D8863.png" manifest:media-type="image/png"/>
  <manifest:file-entry manifest:full-path="Pictures/100002010000015B0000013EBA89DA62D157CA9C.png" manifest:media-type="image/png"/>
  <manifest:file-entry manifest:full-path="Pictures/100002010000003E0000004BC45D16FF1392DDA6.png" manifest:media-type="image/png"/>
  <manifest:file-entry manifest:full-path="Pictures/10000201000000880000015118982F530C907C5C.png" manifest:media-type="image/png"/>
  <manifest:file-entry manifest:full-path="Pictures/10000201000001090000013EB0A6BC4D744D5B44.png" manifest:media-type="image/png"/>
  <manifest:file-entry manifest:full-path="Pictures/10000201000000C90000010D0B6CB14E549A81AF.png" manifest:media-type="image/png"/>
  <manifest:file-entry manifest:full-path="Pictures/1000020100000090000000D55BAE5F6203FEEDF6.png" manifest:media-type="image/png"/>
  <manifest:file-entry manifest:full-path="Pictures/10000201000000850000007F4D4128A55E65C3B3.png" manifest:media-type="image/png"/>
  <manifest:file-entry manifest:full-path="Pictures/10000201000000090000000946646F6B54B78700.png" manifest:media-type="image/png"/>
  <manifest:file-entry manifest:full-path="Pictures/10000201000000630000003A8E8F018AE01FCBEC.png" manifest:media-type="image/png"/>
  <manifest:file-entry manifest:full-path="Pictures/1000020100000018000000188F81E3A443BE7390.png" manifest:media-type="image/png"/>
  <manifest:file-entry manifest:full-path="Pictures/100002010000001100000011D81D9A9207B84E4C.png" manifest:media-type="image/png"/>
  <manifest:file-entry manifest:full-path="Pictures/100002010000002100000021F4705982E70C6D21.png" manifest:media-type="image/png"/>
  <manifest:file-entry manifest:full-path="Pictures/100002010000000900000009CA81B2A94653A473.png" manifest:media-type="image/png"/>
  <manifest:file-entry manifest:full-path="Pictures/100002010000001900000019D46C2DCFEDE2234A.png" manifest:media-type="image/png"/>
  <manifest:file-entry manifest:full-path="Pictures/1000020100000177000000DF110C21682183B123.png" manifest:media-type="image/png"/>
  <manifest:file-entry manifest:full-path="Pictures/100002010000003100000033AA233EB3618DE693.png" manifest:media-type="image/png"/>
  <manifest:file-entry manifest:full-path="Pictures/100002010000001D000000B152023B10DBE5ACE4.png" manifest:media-type="image/png"/>
  <manifest:file-entry manifest:full-path="Pictures/100002010000000300000003D6A5723C91F87F3C.png" manifest:media-type="image/png"/>
  <manifest:file-entry manifest:full-path="Pictures/10000201000000550000003C325B4B0EA88F06C9.png" manifest:media-type="image/png"/>
  <manifest:file-entry manifest:full-path="Pictures/10000201000000E300000109F227C43AB043D8B9.png" manifest:media-type="image/png"/>
  <manifest:file-entry manifest:full-path="Pictures/100002010000001600000016911AE0B3AFA5E03E.png" manifest:media-type="image/png"/>
  <manifest:file-entry manifest:full-path="Pictures/1000020100000003000000038704BEB2616EE7CA.png" manifest:media-type="image/png"/>
  <manifest:file-entry manifest:full-path="Pictures/10000201000004FF000002D044413BCC44BB6CBA.png" manifest:media-type="image/png"/>
  <manifest:file-entry manifest:full-path="Pictures/1000020100000004000000047183F3640FCC25EE.png" manifest:media-type="image/png"/>
  <manifest:file-entry manifest:full-path="Pictures/1000020100000457000001802B6C546CEC93EEC2.png" manifest:media-type="image/png"/>
  <manifest:file-entry manifest:full-path="Pictures/100002010000045500000180810D7565BF32C31B.png" manifest:media-type="image/png"/>
  <manifest:file-entry manifest:full-path="Pictures/1000020100000091000000E31529F26A0691D8D9.png" manifest:media-type="image/png"/>
  <manifest:file-entry manifest:full-path="Pictures/10000201000000920000008BD81AE1F9D29BA179.png" manifest:media-type="image/png"/>
  <manifest:file-entry manifest:full-path="Pictures/10000201000000890000005FEA6B94BA3BAC8D21.png" manifest:media-type="image/png"/>
  <manifest:file-entry manifest:full-path="Pictures/100002010000004C000000780C7DDB0AEBBEABAE.png" manifest:media-type="image/png"/>
  <manifest:file-entry manifest:full-path="Pictures/10000201000000050000000565CBD4774DF95F83.png" manifest:media-type="image/png"/>
  <manifest:file-entry manifest:full-path="Pictures/1000020100000087000000A5E4556C4070E3ADD4.png" manifest:media-type="image/png"/>
  <manifest:file-entry manifest:full-path="Pictures/10000201000000720000004E364E2B61F03B3624.png" manifest:media-type="image/png"/>
  <manifest:file-entry manifest:full-path="Pictures/10000201000000C100000092077195896954A19A.png" manifest:media-type="image/png"/>
  <manifest:file-entry manifest:full-path="Pictures/100002010000050000000262A7EDC1D33E2865FD.png" manifest:media-type="image/png"/>
  <manifest:file-entry manifest:full-path="Pictures/100002010000000A0000000A27339EBA8E0A2831.png" manifest:media-type="image/png"/>
  <manifest:file-entry manifest:full-path="Pictures/100002010000000D0000000D2AC7D9BD9F974E1D.png" manifest:media-type="image/png"/>
  <manifest:file-entry manifest:full-path="Pictures/100002010000000A0000000B2EE6218D32BF30B8.png" manifest:media-type="image/png"/>
  <manifest:file-entry manifest:full-path="Pictures/100002010000009A0000004A9DE50559968AE4E9.png" manifest:media-type="image/png"/>
  <manifest:file-entry manifest:full-path="Pictures/100002010000000D0000000CACB05359FFE2C5EA.png" manifest:media-type="image/png"/>
  <manifest:file-entry manifest:full-path="Pictures/100002010000000B0000000B44486E1EBBB731A5.png" manifest:media-type="image/png"/>
  <manifest:file-entry manifest:full-path="Pictures/1000020100000002000000027DB0FAC201008D12.png" manifest:media-type="image/png"/>
  <manifest:file-entry manifest:full-path="Pictures/100002010000005A0000006475E620897C85A759.png" manifest:media-type="image/png"/>
  <manifest:file-entry manifest:full-path="Pictures/10000201000003E3000002CD134E2EB57838AB65.png" manifest:media-type="image/png"/>
  <manifest:file-entry manifest:full-path="Pictures/1000020100000100000000E32420182A65014062.png" manifest:media-type="image/png"/>
  <manifest:file-entry manifest:full-path="Pictures/100002010000002900000052CBAB41B83E413C31.png" manifest:media-type="image/png"/>
  <manifest:file-entry manifest:full-path="Pictures/1000020100000063000000D1A4E2E9B0840AFF73.png" manifest:media-type="image/png"/>
  <manifest:file-entry manifest:full-path="Pictures/10000201000000810000005943B5CCF0534E154B.png" manifest:media-type="image/png"/>
  <manifest:file-entry manifest:full-path="Pictures/100002010000006B0000002FC555C66C781B310D.png" manifest:media-type="image/png"/>
  <manifest:file-entry manifest:full-path="Pictures/100002010000000700000007D8B38F7021871847.png" manifest:media-type="image/png"/>
  <manifest:file-entry manifest:full-path="Pictures/100002010000000500000005257A561A3DFFC0FE.png" manifest:media-type="image/png"/>
  <manifest:file-entry manifest:full-path="Pictures/100002010000001400000014BBB17183FD35D546.png" manifest:media-type="image/png"/>
  <manifest:file-entry manifest:full-path="Pictures/10000201000000DA000001E4CFFD557A413A581E.png" manifest:media-type="image/png"/>
  <manifest:file-entry manifest:full-path="Pictures/100002010000000C0000000CFCE91102090721A7.png" manifest:media-type="image/png"/>
  <manifest:file-entry manifest:full-path="Pictures/100002010000000A0000000AB90824AD68DEE667.png" manifest:media-type="image/png"/>
  <manifest:file-entry manifest:full-path="Pictures/100002010000000E0000000E188D1DF985C0A867.png" manifest:media-type="image/png"/>
  <manifest:file-entry manifest:full-path="Pictures/100002010000050000000263D9D014113E5064BE.png" manifest:media-type="image/png"/>
  <manifest:file-entry manifest:full-path="Pictures/10000201000003FD000001D51F096B47C0A1D28A.png" manifest:media-type="image/png"/>
  <manifest:file-entry manifest:full-path="Pictures/10000201000000CD00000076D7BDB063D6AD7C1F.png" manifest:media-type="image/png"/>
  <manifest:file-entry manifest:full-path="Pictures/10000201000000E1000000641A6A4916E5045AC0.png" manifest:media-type="image/png"/>
  <manifest:file-entry manifest:full-path="Pictures/10000201000000CE0000008BDFA30283657637CF.png" manifest:media-type="image/png"/>
  <manifest:file-entry manifest:full-path="Pictures/1000020100000260000001C112B9CCFB7205CD27.png" manifest:media-type="image/png"/>
  <manifest:file-entry manifest:full-path="Pictures/10000201000001B3000001883484D7C33B4C8F66.png" manifest:media-type="image/png"/>
  <manifest:file-entry manifest:full-path="Pictures/10000201000000A50000009DC2F07276550DCDB4.png" manifest:media-type="image/png"/>
  <manifest:file-entry manifest:full-path="Pictures/100002010000007F0000004A54C0B851AE257DB3.png" manifest:media-type="image/png"/>
  <manifest:file-entry manifest:full-path="Pictures/1000020100000075000000B0B34FFA4393812A69.png" manifest:media-type="image/png"/>
  <manifest:file-entry manifest:full-path="Pictures/10000201000000E4000000E201A5487CF81A0D9C.png" manifest:media-type="image/png"/>
  <manifest:file-entry manifest:full-path="Pictures/100002010000004400000061C47661D46235EC0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1" svg:font-family="Arial"/>
    <style:font-face style:name="Calibri1" svg:font-family="Calibri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1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PARAÇÃO_20_DE_20_CAPÍTULOS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PARAÇÃO_20_DE_20_CAPÍTULOS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PARAÇÃO_20_DE_20_CAPÍTUL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EPARAÇÃO_20_DE_20_CAPÍTULO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Padrã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adrão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APA_20_ENCERRAMEN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CAPA_20_ENCERRAMENT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5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 style:writing-mode="lr-tb" style:font-independent-line-spacing="true"/>
      <style:text-properties fo:font-size="34pt"/>
    </style:style>
    <style:style style:name="P9" style:family="paragraph">
      <style:paragraph-properties fo:margin-left="0.997cm" fo:margin-right="0cm" fo:margin-top="0cm" fo:margin-bottom="0cm" fo:line-height="150%" fo:text-align="start" fo:text-indent="-0.396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.997cm" fo:margin-right="0cm" fo:margin-top="0cm" fo:margin-bottom="0cm" fo:line-height="150%" fo:text-align="start" fo:text-indent="-0.396cm" style:writing-mode="lr-tb" style:font-independent-line-spacing="true">
        <style:tab-stops>
          <style:tab-stop style:position="0cm"/>
        </style:tab-stops>
      </style:paragraph-properties>
      <style:text-properties fo:font-size="34pt" fo:hyphenate="false" loext:hyphenation-no-caps="false"/>
    </style:style>
    <style:style style:name="P1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0pt"/>
    </style:style>
    <style:style style:name="T1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1" fo:font-size="28pt" fo:letter-spacing="normal" fo:language="pt" fo:country="BR" fo:font-style="normal" fo:text-shadow="none" style:text-underline-style="none" fo:font-weight="normal" style:letter-kerning="true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53d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3" style:family="text">
      <style:text-properties fo:font-variant="normal" fo:text-transform="none" fo:color="#00353d" loext:opacity="100%" style:text-line-through-style="none" style:text-line-through-type="none" style:text-position="0% 100%" style:font-name="Calibri1" fo:font-size="50pt" fo:letter-spacing="normal" fo:language="pt" fo:country="BR" fo:font-style="normal" style:text-underline-style="none" fo:font-weight="bold" style:font-name-asian="Calibri1" style:font-size-asian="50pt" style:font-style-asian="normal" style:font-weight-asian="bold" style:font-name-complex="Calibri1" style:font-size-complex="50pt" style:font-style-complex="normal" style:font-weight-complex="bold"/>
    </style:style>
    <style:style style:name="T4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1" fo:font-size="16pt" fo:letter-spacing="normal" fo:language="pt" fo:country="BR" fo:font-style="normal" fo:text-shadow="none" style:text-underline-style="none" fo:font-weight="normal" style:letter-kerning="true" fo:background-color="transparent" style:font-name-asian="Calibri1" style:font-size-asian="16pt" style:font-style-asian="normal" style:font-weight-asian="normal" style:font-name-complex="Calib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53d" loext:opacity="100%" style:text-line-through-style="none" style:text-line-through-type="none" style:text-position="0% 100%" style:font-name="Calibri1" fo:font-size="26pt" fo:letter-spacing="normal" fo:language="pt" fo:country="BR" fo:font-style="normal" style:text-underline-style="none" fo:font-weight="normal" style:font-name-asian="Calibri1" style:font-size-asian="26pt" style:font-style-asian="normal" style:font-weight-asian="normal" style:font-name-complex="Calibri1" style:font-size-complex="26pt" style:font-style-complex="normal" style:font-weight-complex="normal"/>
    </style:style>
    <style:style style:name="T6" style:family="text">
      <style:text-properties fo:font-variant="normal" fo:text-transform="none" fo:color="#00a1b2" loext:opacity="100%" style:text-line-through-style="none" style:text-line-through-type="none" style:text-position="0% 100%" style:font-name="Calibri1" fo:font-size="25pt" fo:letter-spacing="normal" fo:language="pt" fo:country="BR" fo:font-style="normal" style:text-underline-style="none" fo:font-weight="normal" style:font-name-asian="Calibri1" style:font-size-asian="25pt" style:font-style-asian="normal" style:font-weight-asian="normal" style:font-name-complex="Calibri1" style:font-size-complex="25pt" style:font-style-complex="normal" style:font-weight-complex="normal"/>
    </style:style>
    <style:style style:name="T7" style:family="text">
      <style:text-properties fo:font-variant="normal" fo:text-transform="none" fo:color="#00353d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bold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8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1" fo:font-size="30pt" fo:letter-spacing="normal" fo:language="pt" fo:country="BR" fo:font-style="normal" fo:text-shadow="none" style:text-underline-style="none" fo:font-weight="normal" style:letter-kerning="true" fo:background-color="transparent" style:font-name-asian="Calibri1" style:font-size-asian="30pt" style:font-style-asian="normal" style:font-weight-asian="normal" style:font-name-complex="Calibri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30pt" fo:letter-spacing="normal" fo:language="pt" fo:country="BR" fo:font-style="normal" style:text-underline-style="none" fo:font-weight="normal" style:font-name-asian="Calibri1" style:font-size-asian="30pt" style:font-style-asian="normal" style:font-weight-asian="normal" style:font-name-complex="Calibri1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167;p15" presentation:style-name="pr1" draw:text-style-name="P2" draw:layer="layout" svg:width="17.059cm" svg:height="3cm" svg:x="1.441cm" svg:y="6cm" presentation:class="title" presentation:user-transformed="true">
          <draw:text-box>
            <text:p text:style-name="P1"><text:span text:style-name="T1">Pós-Graduação Latu Sensu em</text:span><text:span text:style-name="T1"><text:line-break/></text:span><text:span text:style-name="T2">Ciência de Dados e Big Data</text:span></text:p>
          </draw:text-box>
        </draw:frame>
        <draw:frame draw:name="Google Shape;167;p15_0" presentation:style-name="pr2" draw:text-style-name="P3" draw:layer="layout" svg:width="17.059cm" svg:height="2.483cm" svg:x="1.441cm" svg:y="3cm" presentation:class="title" presentation:user-transformed="true">
          <draw:text-box>
            <text:p text:style-name="P1"><text:span text:style-name="T3">PUC Minas Virtual</text:span></text:p>
          </draw:text-box>
        </draw:frame>
        <draw:frame draw:name="Google Shape;167;p15_3" presentation:style-name="pr3" draw:text-style-name="P2" draw:layer="layout" svg:width="4cm" svg:height="2cm" svg:x="1.5cm" svg:y="14cm" presentation:class="title" presentation:user-transformed="true">
          <draw:text-box>
            <text:p text:style-name="P1"><text:span text:style-name="T4">Rio de Janeiro</text:span><text:span text:style-name="T4"><text:line-break/></text:span><text:span text:style-name="T4">2021</text:span></text:p>
          </draw:text-box>
        </draw:frame>
        <anim:par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64;p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SEPARAÇÃO_20_DE_20_CAPÍTULOS" xml:id="id2" draw:id="id2">
        <draw:frame draw:name="Google Shape;167;p15_4" presentation:style-name="pr5" draw:text-style-name="P2" draw:layer="layout" svg:width="17.059cm" svg:height="3cm" svg:x="1.5cm" svg:y="7.245cm" presentation:class="title" presentation:user-transformed="true">
          <draw:text-box>
            <text:p text:style-name="P1"><text:span text:style-name="T5">Big Deal: Encontrando hospedagens</text:span><text:span text:style-name="T5"><text:line-break/></text:span><text:span text:style-name="T5">com os melhores custos-benefícios.</text:span></text:p>
          </draw:text-box>
        </draw:frame>
        <draw:frame draw:name="Google Shape;168;p15_1" presentation:style-name="pr6" draw:text-style-name="P5" draw:layer="layout" svg:width="18.451cm" svg:height="1.488cm" svg:x="1.56cm" svg:y="10.512cm">
          <draw:text-box>
            <text:p text:style-name="P1"><text:span text:style-name="T6">Fabio Rafael Ladislei de Souza</text:span></text:p>
          </draw:text-box>
        </draw:frame>
        <draw:frame draw:name="Google Shape;167;p15_5" presentation:style-name="pr7" draw:text-style-name="P3" draw:layer="layout" svg:width="14.559cm" svg:height="4cm" svg:x="1.441cm" svg:y="3cm" presentation:class="title" presentation:user-transformed="true">
          <draw:text-box>
            <text:p text:style-name="P1"><text:span text:style-name="T7">Trabalho de</text:span><text:span text:style-name="T7"><text:line-break/></text:span><text:span text:style-name="T7">Conclusão de Curso</text:span></text:p>
          </draw:text-box>
        </draw:frame>
        <anim:par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71;g4e8a3eda16_0_4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4e8a3eda16_0_41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Padrão" presentation:presentation-page-layout-name="AL1T0" xml:id="id3" draw:id="id3">
        <draw:frame draw:name="Google Shape;195;p19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Definição do Problema</text:span></text:p>
          </draw:text-box>
        </draw:frame>
        <draw:frame draw:name="Google Shape;196;p19" presentation:style-name="pr10" draw:text-style-name="P8" draw:layer="layout" svg:width="25.399cm" svg:height="13.122cm" svg:x="1.512cm" svg:y="4.233cm" presentation:class="subtitle" presentation:user-transformed="true">
          <draw:text-box>
            <text:p text:style-name="P7"><text:span text:style-name="T8">Ordenar anúncios do AirBNB por um ranking de custo-benefício, que será calculado com base em modelos preditivos de regressão.</text:span><text:span text:style-name="T9"><text:line-break/></text:span><text:span text:style-name="T9"/></text:p>
          </draw:text-box>
        </draw:frame>
        <anim:par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92;p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Padrão" presentation:presentation-page-layout-name="AL1T0" xml:id="id4" draw:id="id4">
        <draw:frame draw:name="Google Shape;195;p19_0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Coleta dos Dados</text:span></text:p>
          </draw:text-box>
        </draw:frame>
        <draw:frame draw:name="Google Shape;196;p19_0" presentation:style-name="pr12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Leitura dos dados</text:span></text:p>
              </text:list-item>
              <text:list-item>
                <text:p text:style-name="P9"><text:span text:style-name="T9">Geração dos dataframes iniciais</text:span></text:p>
              </text:list-item>
            </text:list>
          </draw:text-box>
        </draw:frame>
        <anim:par presentation:node-type="timing-root">
          <anim:par smil:begin="id4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0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Padrão" presentation:presentation-page-layout-name="AL1T0" xml:id="id5" draw:id="id5">
        <draw:frame draw:name="Google Shape;195;p19_2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Processamento dos Dados</text:span></text:p>
          </draw:text-box>
        </draw:frame>
        <draw:frame draw:name="Google Shape;196;p19_3" presentation:style-name="pr14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Exclusão de registros incompletos</text:span></text:p>
              </text:list-item>
              <text:list-item>
                <text:p text:style-name="P9"><text:span text:style-name="T9">Agregação dos dataframes</text:span></text:p>
              </text:list-item>
            </text:list>
          </draw:text-box>
        </draw:frame>
        <anim:par presentation:node-type="timing-root">
          <anim:par smil:begin="id5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3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Padrão" presentation:presentation-page-layout-name="AL1T0" xml:id="id6" draw:id="id6">
        <draw:frame draw:name="Google Shape;195;p19_3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nálise Exploratória</text:span></text:p>
          </draw:text-box>
        </draw:frame>
        <draw:frame draw:name="Google Shape;196;p19_1" presentation:style-name="pr16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Exclusão de valores discrepantes</text:span></text:p>
              </text:list-item>
              <text:list-item>
                <text:p text:style-name="P9"><text:span text:style-name="T9">Análise de correlação</text:span></text:p>
              </text:list-item>
              <text:list-item>
                <text:p text:style-name="P9"><text:span text:style-name="T9">Seleção de atributos</text:span></text:p>
              </text:list-item>
              <text:list-item>
                <text:p text:style-name="P9"><text:span text:style-name="T9">Plotagens diversas</text:span></text:p>
              </text:list-item>
              <text:list-item>
                <text:p text:style-name="P9"><text:span text:style-name="T9">Limpeza dos dados</text:span></text:p>
              </text:list-item>
              <text:list-item>
                <text:p text:style-name="P9"><text:span text:style-name="T9">Adequação dos dados ao aprendizado de máquina</text:span></text:p>
              </text:list-item>
              <text:list-item>
                <text:p text:style-name="P9"><text:span text:style-name="T9">Matriz de correlação dos atributos</text:span></text:p>
              </text:list-item>
            </text:list>
          </draw:text-box>
        </draw:frame>
        <anim:par presentation:node-type="timing-root">
          <anim:par smil:begin="id6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1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Padrão" presentation:presentation-page-layout-name="AL1T0" xml:id="id7" draw:id="id7">
        <draw:frame draw:name="Google Shape;195;p19_4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Modelagem Preditiva</text:span></text:p>
          </draw:text-box>
        </draw:frame>
        <draw:frame draw:name="Google Shape;196;p19_4" presentation:style-name="pr18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Particionamento dos dados</text:span></text:p>
              </text:list-item>
              <text:list-item>
                <text:p text:style-name="P9"><text:span text:style-name="T9">Preparação de modelos preditivos</text:span></text:p>
              </text:list-item>
              <text:list-item>
                <text:p text:style-name="P9"><text:span text:style-name="T9">Definição do algoritmo de base</text:span></text:p>
              </text:list-item>
              <text:list-item>
                <text:p text:style-name="P9"><text:span text:style-name="T9">Preparação da validação cruzada</text:span></text:p>
              </text:list-item>
              <text:list-item>
                <text:p text:style-name="P9"><text:span text:style-name="T9">Otimização dos modelos</text:span></text:p>
              </text:list-item>
              <text:list-item>
                <text:p text:style-name="P9"><text:span text:style-name="T9">Seleção, treinamento e persistência do modelo</text:span></text:p>
              </text:list-item>
            </text:list>
          </draw:text-box>
        </draw:frame>
        <anim:par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4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Padrão" presentation:presentation-page-layout-name="AL1T0" xml:id="id8" draw:id="id8">
        <draw:frame draw:name="Google Shape;195;p19_1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name="Google Shape;196;p19_2" presentation:style-name="pr20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Análise da performance do modelo</text:span></text:p>
              </text:list-item>
              <text:list-item>
                <text:p text:style-name="P9"><text:span text:style-name="T9">Teste do modelo</text:span></text:p>
              </text:list-item>
              <text:list-item>
                <text:p text:style-name="P9"><text:span text:style-name="T9">Visualização das predições</text:span></text:p>
              </text:list-item>
              <text:list-item>
                <text:p text:style-name="P9"><text:span text:style-name="T9">Análise dos resultados (previsto x realizado)</text:span></text:p>
              </text:list-item>
              <text:list-item>
                <text:p text:style-name="P9"><text:span text:style-name="T9">Criação do ranking de custo-benefício</text:span></text:p>
              </text:list-item>
              <text:list-item>
                <text:p text:style-name="P9"><text:span text:style-name="T9">Visualização dos anúncios ordenados pelo ranking</text:span></text:p>
              </text:list-item>
            </text:list>
          </draw:text-box>
        </draw:frame>
        <anim:par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2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Padrão" presentation:presentation-page-layout-name="AL1T0" xml:id="id9" draw:id="id9">
        <draw:frame draw:name="Google Shape;195;p19_5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presentação dos Resultados</text:span></text:p>
          </draw:text-box>
        </draw:frame>
        <draw:frame draw:name="Google Shape;196;p19_5" presentation:style-name="pr22" draw:text-style-name="P10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9"><text:span text:style-name="T9">Exibição da lista de anúncios ordenada pelo ranking</text:span></text:p>
              </text:list-item>
              <text:list-item>
                <text:p text:style-name="P9"><text:span text:style-name="T9">Exibição dos dados do anúncio selecionado</text:span></text:p>
              </text:list-item>
            </text:list>
          </draw:text-box>
        </draw:frame>
        <anim:par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5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5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CAPA_20_ENCERRAMENTO" xml:id="id10" draw:id="id10">
        <draw:frame draw:name="Google Shape;195;p19_6" presentation:style-name="pr24" draw:text-style-name="P12" draw:layer="layout" svg:width="30.42cm" svg:height="3.05cm" svg:x="1.723cm" svg:y="16cm" presentation:class="title" presentation:user-transformed="true">
          <draw:text-box>
            <text:p text:style-name="P11"><text:span text:style-name="T3">Obrigado</text:span></text:p>
          </draw:text-box>
        </draw:frame>
        <anim:par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220;p1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0:notes" draw:style-name="gr1" draw:layer="layout" svg:width="12.7cm" svg:height="9.524cm" svg:x="3.176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1" svg:font-family="Arial"/>
    <style:font-face style:name="Calibri1" svg:font-family="Calibri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1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Cabeçalho_20_e_20_Rodapé" style:display-name="Cabeçalho e Rodapé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Texto_20_préformatado" style:display-name="Texto préformatado" style:family="graphic">
      <style:paragraph-properties fo:margin-top="0cm" fo:margin-bottom="0cm" fo:line-height="115%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ítulo_20_de_20_tabela" style:display-name="Título de tabela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line-height="115%" style:text-autospace="none"/>
    </style:style>
    <style:style style:name="Título_20_do_20_documento" style:display-name="Título do documento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Índice" style:family="graphic">
      <style:paragraph-properties fo:line-height="115%" style:text-autospace="none"/>
    </style:style>
    <style:style style:name="Legenda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background" style:display-name="SEPARAÇÃO DE CAPÍTULOS-background" style:family="presentation">
      <style:graphic-properties draw:stroke="none" draw:fill="solid" draw:fill-color="#ffffff"/>
      <style:text-properties style:letter-kerning="true"/>
    </style:style>
    <style:style style:name="SEPARAÇÃO_20_DE_20_CAPÍTULOS-backgroundobjects" style:display-name="SEPARAÇÃO DE CAPÍTU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PARAÇÃO_20_DE_20_CAPÍTULOS-notes" style:display-name="SEPARAÇÃO DE CAPÍTU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1" style:display-name="SEPARAÇÃO DE CAPÍTULOS-outline1" style:family="presentation">
      <style:graphic-properties draw:stroke="none" draw:fill="none" draw:auto-grow-height="false" draw:fit-to-size="false" style:shrink-to-fit="true">
        <text:list-style style:name="SEPARAÇÃO_20_DE_20_CAPÍTULOS-outline1" style:display-name="SEPARAÇÃO DE CAPÍTU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2" style:display-name="SEPARAÇÃO DE CAPÍTULOS-outline2" style:family="presentation" style:parent-style-name="SEPARAÇÃO_20_DE_20_CAPÍTULO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3" style:display-name="SEPARAÇÃO DE CAPÍTULOS-outline3" style:family="presentation" style:parent-style-name="SEPARAÇÃO_20_DE_20_CAPÍTULO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4" style:display-name="SEPARAÇÃO DE CAPÍTULOS-outline4" style:family="presentation" style:parent-style-name="SEPARAÇÃO_20_DE_20_CAPÍTULO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5" style:display-name="SEPARAÇÃO DE CAPÍTULOS-outline5" style:family="presentation" style:parent-style-name="SEPARAÇÃO_20_DE_20_CAPÍTULOS-outline4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6" style:display-name="SEPARAÇÃO DE CAPÍTULOS-outline6" style:family="presentation" style:parent-style-name="SEPARAÇÃO_20_DE_20_CAPÍTULOS-outline5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7" style:display-name="SEPARAÇÃO DE CAPÍTULOS-outline7" style:family="presentation" style:parent-style-name="SEPARAÇÃO_20_DE_20_CAPÍTULOS-outline6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8" style:display-name="SEPARAÇÃO DE CAPÍTULOS-outline8" style:family="presentation" style:parent-style-name="SEPARAÇÃO_20_DE_20_CAPÍTULOS-outline7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9" style:display-name="SEPARAÇÃO DE CAPÍTULOS-outline9" style:family="presentation" style:parent-style-name="SEPARAÇÃO_20_DE_20_CAPÍTULOS-outline8">
      <style:paragraph-properties fo:margin-top="0.1cm" fo:margin-bottom="0cm"/>
      <style:text-properties fo:font-size="20pt" style:font-size-asian="20pt" style:font-size-complex="20pt"/>
    </style:style>
    <style:style style:name="SEPARAÇÃO_20_DE_20_CAPÍTULOS-subtitle" style:display-name="SEPARAÇÃO DE CAPÍTULOS-subtitle" style:family="presentation">
      <style:graphic-properties draw:stroke="none" draw:fill="none" draw:textarea-vertical-align="middle">
        <text:list-style style:name="SEPARAÇÃO_20_DE_20_CAPÍTULOS-subtitle" style:display-name="SEPARAÇÃO DE CAPÍTU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title" style:display-name="SEPARAÇÃO DE CAPÍTULOS-title" style:family="presentation">
      <style:graphic-properties draw:stroke="none" draw:fill="none" draw:textarea-vertical-align="middle">
        <text:list-style style:name="SEPARAÇÃO_20_DE_20_CAPÍTULOS-title" style:display-name="SEPARAÇÃO DE CAPÍTU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background" style:display-name="SLIDE IMAGENS E QUADRO-background" style:family="presentation">
      <style:graphic-properties draw:stroke="none" draw:fill="solid" draw:fill-color="#ffffff"/>
      <style:text-properties style:letter-kerning="true"/>
    </style:style>
    <style:style style:name="SLIDE_20_IMAGENS_20_E_20_QUADRO-backgroundobjects" style:display-name="SLIDE IMAGENS E QUAD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IMAGENS_20_E_20_QUADRO-notes" style:display-name="SLIDE IMAGENS E QUAD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1" style:display-name="SLIDE IMAGENS E QUADRO-outline1" style:family="presentation">
      <style:graphic-properties draw:stroke="none" draw:fill="none" draw:auto-grow-height="false" draw:fit-to-size="false" style:shrink-to-fit="true">
        <text:list-style style:name="SLIDE_20_IMAGENS_20_E_20_QUADRO-outline1" style:display-name="SLIDE IMAGENS E QUAD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2" style:display-name="SLIDE IMAGENS E QUADRO-outline2" style:family="presentation" style:parent-style-name="SLIDE_20_IMAGENS_20_E_20_QUADR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3" style:display-name="SLIDE IMAGENS E QUADRO-outline3" style:family="presentation" style:parent-style-name="SLIDE_20_IMAGENS_20_E_20_QUADR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4" style:display-name="SLIDE IMAGENS E QUADRO-outline4" style:family="presentation" style:parent-style-name="SLIDE_20_IMAGENS_20_E_20_QUADR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5" style:display-name="SLIDE IMAGENS E QUADRO-outline5" style:family="presentation" style:parent-style-name="SLIDE_20_IMAGENS_20_E_20_QUADRO-outline4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6" style:display-name="SLIDE IMAGENS E QUADRO-outline6" style:family="presentation" style:parent-style-name="SLIDE_20_IMAGENS_20_E_20_QUADRO-outline5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7" style:display-name="SLIDE IMAGENS E QUADRO-outline7" style:family="presentation" style:parent-style-name="SLIDE_20_IMAGENS_20_E_20_QUADRO-outline6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8" style:display-name="SLIDE IMAGENS E QUADRO-outline8" style:family="presentation" style:parent-style-name="SLIDE_20_IMAGENS_20_E_20_QUADRO-outline7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9" style:display-name="SLIDE IMAGENS E QUADRO-outline9" style:family="presentation" style:parent-style-name="SLIDE_20_IMAGENS_20_E_20_QUADRO-outline8">
      <style:paragraph-properties fo:margin-top="0.1cm" fo:margin-bottom="0cm"/>
      <style:text-properties fo:font-size="20pt" style:font-size-asian="20pt" style:font-size-complex="20pt"/>
    </style:style>
    <style:style style:name="SLIDE_20_IMAGENS_20_E_20_QUADRO-subtitle" style:display-name="SLIDE IMAGENS E QUADRO-subtitle" style:family="presentation">
      <style:graphic-properties draw:stroke="none" draw:fill="none" draw:textarea-vertical-align="middle">
        <text:list-style style:name="SLIDE_20_IMAGENS_20_E_20_QUADRO-subtitle" style:display-name="SLIDE IMAGENS E QUAD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title" style:display-name="SLIDE IMAGENS E QUADRO-title" style:family="presentation">
      <style:graphic-properties draw:stroke="none" draw:fill="none" draw:textarea-vertical-align="middle">
        <text:list-style style:name="SLIDE_20_IMAGENS_20_E_20_QUADRO-title" style:display-name="SLIDE IMAGENS E QUAD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background" style:display-name="CAPA ENCERRAMENTO-background" style:family="presentation">
      <style:graphic-properties draw:stroke="none" draw:fill="solid" draw:fill-color="#ffffff"/>
      <style:text-properties style:letter-kerning="true"/>
    </style:style>
    <style:style style:name="CAPA_20_ENCERRAMENTO-backgroundobjects" style:display-name="CAPA ENCERRA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_20_ENCERRAMENTO-notes" style:display-name="CAPA ENCERRAME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_20_ENCERRAMENTO-outline1" style:display-name="CAPA ENCERRAMENTO-outline1" style:family="presentation">
      <style:graphic-properties draw:stroke="none" draw:fill="none" draw:auto-grow-height="false" draw:fit-to-size="false" style:shrink-to-fit="true">
        <text:list-style style:name="CAPA_20_ENCERRAMENTO-outline1" style:display-name="CAPA ENCERRA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outline2" style:display-name="CAPA ENCERRAMENTO-outline2" style:family="presentation" style:parent-style-name="CAPA_20_ENCERRAMEN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3" style:display-name="CAPA ENCERRAMENTO-outline3" style:family="presentation" style:parent-style-name="CAPA_20_ENCERRAMEN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4" style:display-name="CAPA ENCERRAMENTO-outline4" style:family="presentation" style:parent-style-name="CAPA_20_ENCERRAMEN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5" style:display-name="CAPA ENCERRAMENTO-outline5" style:family="presentation" style:parent-style-name="CAPA_20_ENCERRAMENTO-outline4">
      <style:paragraph-properties fo:margin-top="0.1cm" fo:margin-bottom="0cm"/>
      <style:text-properties fo:font-size="20pt" style:font-size-asian="20pt" style:font-size-complex="20pt"/>
    </style:style>
    <style:style style:name="CAPA_20_ENCERRAMENTO-outline6" style:display-name="CAPA ENCERRAMENTO-outline6" style:family="presentation" style:parent-style-name="CAPA_20_ENCERRAMENTO-outline5">
      <style:paragraph-properties fo:margin-top="0.1cm" fo:margin-bottom="0cm"/>
      <style:text-properties fo:font-size="20pt" style:font-size-asian="20pt" style:font-size-complex="20pt"/>
    </style:style>
    <style:style style:name="CAPA_20_ENCERRAMENTO-outline7" style:display-name="CAPA ENCERRAMENTO-outline7" style:family="presentation" style:parent-style-name="CAPA_20_ENCERRAMENTO-outline6">
      <style:paragraph-properties fo:margin-top="0.1cm" fo:margin-bottom="0cm"/>
      <style:text-properties fo:font-size="20pt" style:font-size-asian="20pt" style:font-size-complex="20pt"/>
    </style:style>
    <style:style style:name="CAPA_20_ENCERRAMENTO-outline8" style:display-name="CAPA ENCERRAMENTO-outline8" style:family="presentation" style:parent-style-name="CAPA_20_ENCERRAMENTO-outline7">
      <style:paragraph-properties fo:margin-top="0.1cm" fo:margin-bottom="0cm"/>
      <style:text-properties fo:font-size="20pt" style:font-size-asian="20pt" style:font-size-complex="20pt"/>
    </style:style>
    <style:style style:name="CAPA_20_ENCERRAMENTO-outline9" style:display-name="CAPA ENCERRAMENTO-outline9" style:family="presentation" style:parent-style-name="CAPA_20_ENCERRAMENTO-outline8">
      <style:paragraph-properties fo:margin-top="0.1cm" fo:margin-bottom="0cm"/>
      <style:text-properties fo:font-size="20pt" style:font-size-asian="20pt" style:font-size-complex="20pt"/>
    </style:style>
    <style:style style:name="CAPA_20_ENCERRAMENTO-subtitle" style:display-name="CAPA ENCERRAMENTO-subtitle" style:family="presentation">
      <style:graphic-properties draw:stroke="none" draw:fill="none" draw:textarea-vertical-align="middle">
        <text:list-style style:name="CAPA_20_ENCERRAMENTO-subtitle" style:display-name="CAPA ENCERRA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_20_ENCERRAMENTO-title" style:display-name="CAPA ENCERRAMENTO-title" style:family="presentation">
      <style:graphic-properties draw:stroke="none" draw:fill="none" draw:textarea-vertical-align="middle">
        <text:list-style style:name="CAPA_20_ENCERRAMENTO-title" style:display-name="CAPA ENCERRA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PARAÇÃO_20_DE_20_CAPÍTU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EPARAÇÃO_20_DE_20_CAPÍTU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LIDE_20_IMAGENS_20_E_20_QUADR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LIDE_20_IMAGENS_20_E_20_QUADR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APA_20_ENCERRAMEN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APA_20_ENCERRAMEN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7;p1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8;p1" draw:style-name="Mgr3" draw:text-style-name="MP5" draw:layer="backgroundobjects" svg:width="18.22cm" svg:height="8.483cm" svg:x="15.646cm" svg:y="5.283cm">
        <draw:image xlink:href="Pictures/10000201000002B100000141EBE93B9F6E70A06E.png" xlink:type="simple" xlink:show="embed" xlink:actuate="onLoad" draw:mime-type="image/png">
          <text:p/>
        </draw:image>
      </draw:frame>
      <draw:frame draw:name="Google Shape;9;p1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10;p1" draw:style-name="Mgr3" draw:text-style-name="MP5" draw:layer="backgroundobjects" svg:width="9.189cm" svg:height="8.413cm" svg:x="21.343cm" svg:y="5.9cm">
        <draw:image xlink:href="Pictures/100002010000015B0000013EBA89DA62D157CA9C.png" xlink:type="simple" xlink:show="embed" xlink:actuate="onLoad" draw:mime-type="image/png">
          <text:p/>
        </draw:image>
      </draw:frame>
      <draw:g draw:name="Google Shape;11;p1">
        <draw:frame draw:name="Google Shape;12;p1" draw:style-name="Mgr3" draw:text-style-name="MP5" draw:layer="layout" svg:width="6.508cm" svg:height="5.661cm" svg:x="22.684cm" svg:y="5.9cm">
          <draw:image xlink:href="Pictures/10000201000000F6000000D65F68763A814D8752.png" xlink:type="simple" xlink:show="embed" xlink:actuate="onLoad" draw:mime-type="image/png">
            <text:p/>
          </draw:image>
        </draw:frame>
        <draw:frame draw:name="Google Shape;13;p1" draw:style-name="Mgr3" draw:text-style-name="MP5" draw:layer="layout" svg:width="5.326cm" svg:height="7.125cm" svg:x="23.275cm" svg:y="4.383cm">
          <draw:image xlink:href="Pictures/10000201000000C90000010D0B6CB14E549A81AF.png" xlink:type="simple" xlink:show="embed" xlink:actuate="onLoad" draw:mime-type="image/png">
            <text:p/>
          </draw:image>
        </draw:frame>
      </draw:g>
      <draw:frame draw:name="Google Shape;14;p1" draw:style-name="Mgr3" draw:text-style-name="MP5" draw:layer="backgroundobjects" svg:width="3.809cm" svg:height="5.643cm" svg:x="24.033cm" svg:y="5.442cm">
        <draw:image xlink:href="Pictures/1000020100000090000000D55BAE5F6203FEEDF6.png" xlink:type="simple" xlink:show="embed" xlink:actuate="onLoad" draw:mime-type="image/png">
          <text:p/>
        </draw:image>
      </draw:frame>
      <draw:frame draw:name="Google Shape;15;p1" draw:style-name="Mgr3" draw:text-style-name="MP5" draw:layer="backgroundobjects" svg:width="0.228cm" svg:height="0.228cm" svg:x="20.514cm" svg:y="6.588cm">
        <draw:image xlink:href="Pictures/10000201000000090000000946646F6B54B78700.png" xlink:type="simple" xlink:show="embed" xlink:actuate="onLoad" draw:mime-type="image/png">
          <text:p/>
        </draw:image>
      </draw:frame>
      <draw:frame draw:name="Google Shape;16;p1" draw:style-name="Mgr3" draw:text-style-name="MP5" draw:layer="backgroundobjects" svg:width="0.228cm" svg:height="0.228cm" svg:x="19.967cm" svg:y="14.367cm">
        <draw:image xlink:href="Pictures/10000201000000090000000946646F6B54B78700.png" xlink:type="simple" xlink:show="embed" xlink:actuate="onLoad" draw:mime-type="image/png">
          <text:p/>
        </draw:image>
      </draw:frame>
      <draw:frame draw:name="Google Shape;17;p1" draw:style-name="Mgr3" draw:text-style-name="MP5" draw:layer="backgroundobjects" svg:width="0.228cm" svg:height="0.228cm" svg:x="32.262cm" svg:y="13.855cm">
        <draw:image xlink:href="Pictures/10000201000000090000000946646F6B54B78700.png" xlink:type="simple" xlink:show="embed" xlink:actuate="onLoad" draw:mime-type="image/png">
          <text:p/>
        </draw:image>
      </draw:frame>
      <draw:frame draw:name="Google Shape;18;p1" draw:style-name="Mgr3" draw:text-style-name="MP5" draw:layer="backgroundobjects" svg:width="0.228cm" svg:height="0.228cm" svg:x="31.485cm" svg:y="4.736cm">
        <draw:image xlink:href="Pictures/10000201000000090000000946646F6B54B78700.png" xlink:type="simple" xlink:show="embed" xlink:actuate="onLoad" draw:mime-type="image/png">
          <text:p/>
        </draw:image>
      </draw:frame>
      <draw:frame draw:name="Google Shape;19;p1" draw:style-name="Mgr3" draw:text-style-name="MP5" draw:layer="backgroundobjects" svg:width="0.634cm" svg:height="0.634cm" svg:x="22.102cm" svg:y="3.748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20;p1" draw:style-name="Mgr3" draw:text-style-name="MP5" draw:layer="backgroundobjects" svg:width="0.881cm" svg:height="0.881cm" svg:x="31.044cm" svg:y="14.437cm">
        <draw:image xlink:href="Pictures/100002010000002100000021F4705982E70C6D21.png" xlink:type="simple" xlink:show="embed" xlink:actuate="onLoad" draw:mime-type="image/png">
          <text:p/>
        </draw:image>
      </draw:frame>
      <draw:frame draw:name="Google Shape;21;p1" draw:style-name="Mgr3" draw:text-style-name="MP5" draw:layer="backgroundobjects" svg:width="0.669cm" svg:height="0.669cm" svg:x="30.709cm" svg:y="3.748cm">
        <draw:image xlink:href="Pictures/100002010000001900000019D46C2DCFEDE2234A.png" xlink:type="simple" xlink:show="embed" xlink:actuate="onLoad" draw:mime-type="image/png">
          <text:p/>
        </draw:image>
      </draw:frame>
      <draw:frame draw:name="Google Shape;22;p1" draw:style-name="Mgr3" draw:text-style-name="MP5" draw:layer="backgroundobjects" svg:width="0.669cm" svg:height="0.669cm" svg:x="20.408cm" svg:y="13.309cm">
        <draw:image xlink:href="Pictures/1000020100000019000000193C4E70C405D4F16E.png" xlink:type="simple" xlink:show="embed" xlink:actuate="onLoad" draw:mime-type="image/png">
          <text:p/>
        </draw:image>
      </draw:frame>
      <draw:frame draw:name="Google Shape;24;p2" presentation:style-name="TITLE-title" draw:layer="backgroundobjects" svg:width="17.059cm" svg:height="3.216cm" svg:x="1.603cm" svg:y="6.56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PARAÇÃO_20_DE_20_CAPÍTULOS" style:display-name="SEPARAÇÃO DE CAPÍTULOS" style:page-layout-name="PM1" draw:style-name="Mdp1">
      <draw:frame draw:name="Google Shape;27;p3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28;p3" draw:style-name="Mgr3" draw:text-style-name="MP5" draw:layer="backgroundobjects" svg:width="18.22cm" svg:height="8.483cm" svg:x="15.646cm" svg:y="5.283cm">
        <draw:image xlink:href="Pictures/10000201000002B100000141EBE93B9F6E70A06E.png" xlink:type="simple" xlink:show="embed" xlink:actuate="onLoad" draw:mime-type="image/png">
          <text:p/>
        </draw:image>
      </draw:frame>
      <draw:frame draw:name="Google Shape;29;p3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30;p3" draw:style-name="Mgr3" draw:text-style-name="MP5" draw:layer="backgroundobjects" svg:width="9.912cm" svg:height="5.908cm" svg:x="20.849cm" svg:y="6.765cm">
        <draw:image xlink:href="Pictures/1000020100000177000000DF110C21682183B123.png" xlink:type="simple" xlink:show="embed" xlink:actuate="onLoad" draw:mime-type="image/png">
          <text:p/>
        </draw:image>
      </draw:frame>
      <draw:frame draw:name="Google Shape;31;p3" draw:style-name="Mgr3" draw:text-style-name="MP5" draw:layer="backgroundobjects" svg:width="5.026cm" svg:height="6.296cm" svg:x="23.301cm" svg:y="5.442cm">
        <draw:image xlink:href="Pictures/10000201000000BE000000EE23A0E0C123FACEB0.png" xlink:type="simple" xlink:show="embed" xlink:actuate="onLoad" draw:mime-type="image/png">
          <text:p/>
        </draw:image>
      </draw:frame>
      <draw:frame draw:name="Google Shape;32;p3" draw:style-name="Mgr3" draw:text-style-name="MP5" draw:layer="backgroundobjects" svg:width="1.604cm" svg:height="1.604cm" svg:x="23.989cm" svg:y="6.13cm">
        <draw:image xlink:href="Pictures/100002010000003D0000003DED3302F0EED2875F.png" xlink:type="simple" xlink:show="embed" xlink:actuate="onLoad" draw:mime-type="image/png">
          <text:p/>
        </draw:image>
      </draw:frame>
      <draw:frame draw:name="Google Shape;33;p3" draw:style-name="Mgr3" draw:text-style-name="MP5" draw:layer="backgroundobjects" svg:width="1.639cm" svg:height="1.975cm" svg:x="28.452cm" svg:y="6.165cm">
        <draw:image xlink:href="Pictures/100002010000003E0000004BC45D16FF1392DDA6.png" xlink:type="simple" xlink:show="embed" xlink:actuate="onLoad" draw:mime-type="image/png">
          <text:p/>
        </draw:image>
      </draw:frame>
      <draw:frame draw:name="Google Shape;34;p3" draw:style-name="Mgr3" draw:text-style-name="MP5" draw:layer="backgroundobjects" svg:width="0.757cm" svg:height="4.691cm" svg:x="26.899cm" svg:y="7.047cm">
        <draw:image xlink:href="Pictures/100002010000001D000000B152023B10DBE5ACE4.png" xlink:type="simple" xlink:show="embed" xlink:actuate="onLoad" draw:mime-type="image/png">
          <text:p/>
        </draw:image>
      </draw:frame>
      <draw:frame draw:name="Google Shape;35;p3" draw:style-name="Mgr3" draw:text-style-name="MP5" draw:layer="backgroundobjects" svg:width="2.239cm" svg:height="1.587cm" svg:x="22.384cm" svg:y="8.864cm">
        <draw:image xlink:href="Pictures/10000201000000550000003C325B4B0EA88F06C9.png" xlink:type="simple" xlink:show="embed" xlink:actuate="onLoad" draw:mime-type="image/png">
          <text:p/>
        </draw:image>
      </draw:frame>
      <draw:frame draw:name="Google Shape;36;p3" draw:style-name="Mgr3" draw:text-style-name="MP5" draw:layer="backgroundobjects" svg:width="0.228cm" svg:height="0.228cm" svg:x="20.197cm" svg:y="5.054cm">
        <draw:image xlink:href="Pictures/10000201000000090000000946646F6B54B78700.png" xlink:type="simple" xlink:show="embed" xlink:actuate="onLoad" draw:mime-type="image/png">
          <text:p/>
        </draw:image>
      </draw:frame>
      <draw:frame draw:name="Google Shape;37;p3" draw:style-name="Mgr3" draw:text-style-name="MP5" draw:layer="backgroundobjects" svg:width="0.228cm" svg:height="0.228cm" svg:x="19.967cm" svg:y="14.367cm">
        <draw:image xlink:href="Pictures/10000201000000090000000946646F6B54B78700.png" xlink:type="simple" xlink:show="embed" xlink:actuate="onLoad" draw:mime-type="image/png">
          <text:p/>
        </draw:image>
      </draw:frame>
      <draw:frame draw:name="Google Shape;38;p3" draw:style-name="Mgr3" draw:text-style-name="MP5" draw:layer="backgroundobjects" svg:width="0.228cm" svg:height="0.228cm" svg:x="31.715cm" svg:y="13.979cm">
        <draw:image xlink:href="Pictures/10000201000000090000000946646F6B54B78700.png" xlink:type="simple" xlink:show="embed" xlink:actuate="onLoad" draw:mime-type="image/png">
          <text:p/>
        </draw:image>
      </draw:frame>
      <draw:frame draw:name="Google Shape;39;p3" draw:style-name="Mgr3" draw:text-style-name="MP5" draw:layer="backgroundobjects" svg:width="0.228cm" svg:height="0.228cm" svg:x="32.032cm" svg:y="5.918cm">
        <draw:image xlink:href="Pictures/10000201000000090000000946646F6B54B78700.png" xlink:type="simple" xlink:show="embed" xlink:actuate="onLoad" draw:mime-type="image/png">
          <text:p/>
        </draw:image>
      </draw:frame>
      <draw:frame draw:name="Google Shape;40;p3" draw:style-name="Mgr3" draw:text-style-name="MP5" draw:layer="backgroundobjects" svg:width="0.634cm" svg:height="0.634cm" svg:x="19.032cm" svg:y="5.283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41;p3" draw:style-name="Mgr3" draw:text-style-name="MP5" draw:layer="backgroundobjects" svg:width="0.881cm" svg:height="0.881cm" svg:x="31.944cm" svg:y="12.973cm">
        <draw:image xlink:href="Pictures/100002010000002100000021F4705982E70C6D21.png" xlink:type="simple" xlink:show="embed" xlink:actuate="onLoad" draw:mime-type="image/png">
          <text:p/>
        </draw:image>
      </draw:frame>
      <draw:frame draw:name="Google Shape;42;p3" draw:style-name="Mgr3" draw:text-style-name="MP5" draw:layer="backgroundobjects" svg:width="0.581cm" svg:height="0.581cm" svg:x="32.491cm" svg:y="6.112cm">
        <draw:image xlink:href="Pictures/100002010000001600000016911AE0B3AFA5E03E.png" xlink:type="simple" xlink:show="embed" xlink:actuate="onLoad" draw:mime-type="image/png">
          <text:p/>
        </draw:image>
      </draw:frame>
      <draw:frame draw:name="Google Shape;43;p3" draw:style-name="Mgr3" draw:text-style-name="MP5" draw:layer="backgroundobjects" svg:width="0.669cm" svg:height="0.669cm" svg:x="19.032cm" svg:y="14.878cm">
        <draw:image xlink:href="Pictures/100002010000001900000019D46C2DCFEDE2234A.png" xlink:type="simple" xlink:show="embed" xlink:actuate="onLoad" draw:mime-type="image/png">
          <text:p/>
        </draw:image>
      </draw:frame>
      <draw:frame draw:name="Google Shape;45;p4" presentation:style-name="SEPARAÇÃO_20_DE_20_CAPÍTULOS-title" draw:layer="backgroundobjects" svg:width="16.414cm" svg:height="6.631cm" svg:x="1.603cm" svg:y="6.202cm" presentation:class="title" presentation:placeholder="true" presentation:user-transformed="true">
        <draw:text-box/>
      </draw:frame>
      <draw:frame presentation:style-name="SEPARAÇÃO_20_DE_20_CAPÍTULO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PARAÇÃO_20_DE_20_CAPÍTULOS-title" draw:layer="backgroundobjects" svg:width="16.932cm" svg:height="9.524cm" svg:x="1.058cm" svg:y="1.93cm" presentation:class="page"/>
        <draw:frame presentation:style-name="SEPARAÇÃO_20_DE_20_CAPÍTULO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IMAGENS_20_E_20_QUADRO" style:display-name="SLIDE IMAGENS E QUADRO" style:page-layout-name="PM1" draw:style-name="Mdp1">
      <draw:frame draw:name="Google Shape;108;p1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109;p11" draw:style-name="Mgr3" draw:text-style-name="MP5" draw:layer="backgroundobjects" svg:width="33.866cm" svg:height="19.049cm" svg:x="0cm" svg:y="0cm">
        <draw:image xlink:href="Pictures/10000201000004FF000002D044413BCC44BB6CBA.png" xlink:type="simple" xlink:show="embed" xlink:actuate="onLoad" draw:mime-type="image/png">
          <text:p/>
        </draw:image>
      </draw:frame>
      <draw:frame draw:name="Google Shape;110;p11" draw:style-name="Mgr3" draw:text-style-name="MP5" draw:layer="backgroundobjects" svg:width="0.105cm" svg:height="0.105cm" svg:x="29.404cm" svg:y="12.171cm">
        <draw:image xlink:href="Pictures/1000020100000004000000047183F3640FCC25EE.png" xlink:type="simple" xlink:show="embed" xlink:actuate="onLoad" draw:mime-type="image/png">
          <text:p/>
        </draw:image>
      </draw:frame>
      <draw:g draw:name="Google Shape;111;p11">
        <draw:frame draw:name="Google Shape;112;p11" draw:style-name="Mgr3" draw:text-style-name="MP5" draw:layer="layout" svg:width="29.286cm" svg:height="10.124cm" svg:x="4.759cm" svg:y="-0.176cm">
          <draw:image xlink:href="Pictures/1000020100000457000001802B6C546CEC93EEC2.png" xlink:type="simple" xlink:show="embed" xlink:actuate="onLoad" draw:mime-type="image/png">
            <text:p/>
          </draw:image>
        </draw:frame>
        <draw:frame draw:name="Google Shape;113;p11" draw:style-name="Mgr3" draw:text-style-name="MP5" draw:layer="layout" svg:width="29.25cm" svg:height="10.124cm" svg:x="-0.179cm" svg:y="-0.176cm">
          <draw:image xlink:href="Pictures/100002010000045500000180810D7565BF32C31B.png" xlink:type="simple" xlink:show="embed" xlink:actuate="onLoad" draw:mime-type="image/png">
            <text:p/>
          </draw:image>
        </draw:frame>
      </draw:g>
      <draw:frame draw:name="Google Shape;114;p11" draw:style-name="Mgr3" draw:text-style-name="MP5" draw:layer="backgroundobjects" svg:width="3.862cm" svg:height="3.686cm" svg:x="27.076cm" svg:y="7.896cm">
        <draw:image xlink:href="Pictures/10000201000000920000008BD81AE1F9D29BA179.png" xlink:type="simple" xlink:show="embed" xlink:actuate="onLoad" draw:mime-type="image/png">
          <text:p/>
        </draw:image>
      </draw:frame>
      <draw:frame draw:name="Google Shape;115;p11" draw:style-name="Mgr3" draw:text-style-name="MP5" draw:layer="backgroundobjects" svg:width="2.31cm" svg:height="2.027cm" svg:x="30.268cm" svg:y="2.999cm">
        <draw:image xlink:href="Pictures/10000201000000570000004D6AD7924E6158D253.png" xlink:type="simple" xlink:show="embed" xlink:actuate="onLoad" draw:mime-type="image/png">
          <text:p/>
        </draw:image>
      </draw:frame>
      <draw:frame draw:name="Google Shape;116;p11" draw:style-name="Mgr3" draw:text-style-name="MP5" draw:layer="backgroundobjects" svg:width="2.01cm" svg:height="3.174cm" svg:x="3.183cm" svg:y="6.526cm">
        <draw:image xlink:href="Pictures/100002010000004C000000780C7DDB0AEBBEABAE.png" xlink:type="simple" xlink:show="embed" xlink:actuate="onLoad" draw:mime-type="image/png">
          <text:p/>
        </draw:image>
      </draw:frame>
      <draw:frame draw:name="Google Shape;117;p11" draw:style-name="Mgr3" draw:text-style-name="MP5" draw:layer="backgroundobjects" svg:width="3.509cm" svg:height="3.35cm" svg:x="2.311cm" svg:y="9.419cm">
        <draw:image xlink:href="Pictures/10000201000000850000007F4D4128A55E65C3B3.png" xlink:type="simple" xlink:show="embed" xlink:actuate="onLoad" draw:mime-type="image/png">
          <text:p/>
        </draw:image>
      </draw:frame>
      <draw:frame draw:name="Google Shape;118;p11" draw:style-name="Mgr3" draw:text-style-name="MP5" draw:layer="backgroundobjects" svg:width="3.562cm" svg:height="4.373cm" svg:x="28.703cm" svg:y="11.036cm">
        <draw:image xlink:href="Pictures/1000020100000087000000A5E4556C4070E3ADD4.png" xlink:type="simple" xlink:show="embed" xlink:actuate="onLoad" draw:mime-type="image/png">
          <text:p/>
        </draw:image>
      </draw:frame>
      <draw:frame draw:name="Google Shape;119;p11" draw:style-name="Mgr3" draw:text-style-name="MP5" draw:layer="backgroundobjects" svg:width="6.014cm" svg:height="7.002cm" svg:x="0.811cm" svg:y="12.259cm">
        <draw:image xlink:href="Pictures/10000201000000E300000109F227C43AB043D8B9.png" xlink:type="simple" xlink:show="embed" xlink:actuate="onLoad" draw:mime-type="image/png">
          <text:p/>
        </draw:image>
      </draw:frame>
      <draw:frame draw:name="Google Shape;120;p11" draw:style-name="Mgr3" draw:text-style-name="MP5" draw:layer="backgroundobjects" svg:width="3.015cm" svg:height="2.063cm" svg:x="0.441cm" svg:y="2.487cm">
        <draw:image xlink:href="Pictures/10000201000000720000004E364E2B61F03B3624.png" xlink:type="simple" xlink:show="embed" xlink:actuate="onLoad" draw:mime-type="image/png">
          <text:p/>
        </draw:image>
      </draw:frame>
      <draw:frame draw:name="Google Shape;121;p11" draw:style-name="Mgr3" draw:text-style-name="MP5" draw:layer="backgroundobjects" svg:width="5.097cm" svg:height="3.862cm" svg:x="28.381cm" svg:y="15.134cm">
        <draw:image xlink:href="Pictures/10000201000000C100000092077195896954A19A.png" xlink:type="simple" xlink:show="embed" xlink:actuate="onLoad" draw:mime-type="image/png">
          <text:p/>
        </draw:image>
      </draw:frame>
      <draw:frame draw:name="Google Shape;122;p11" draw:style-name="Mgr3" draw:text-style-name="MP5" draw:layer="backgroundobjects" svg:width="0.264cm" svg:height="0.264cm" svg:x="2.483cm" svg:y="9.269cm">
        <draw:image xlink:href="Pictures/100002010000000A0000000A27339EBA8E0A2831.png" xlink:type="simple" xlink:show="embed" xlink:actuate="onLoad" draw:mime-type="image/png">
          <text:p/>
        </draw:image>
      </draw:frame>
      <draw:frame draw:name="Google Shape;123;p11" draw:style-name="Mgr3" draw:text-style-name="MP5" draw:layer="backgroundobjects" svg:width="0.334cm" svg:height="0.334cm" svg:x="31.36cm" svg:y="8.475cm">
        <draw:image xlink:href="Pictures/100002010000000D0000000D2AC7D9BD9F974E1D.png" xlink:type="simple" xlink:show="embed" xlink:actuate="onLoad" draw:mime-type="image/png">
          <text:p/>
        </draw:image>
      </draw:frame>
      <draw:frame draw:name="Google Shape;124;p11" draw:style-name="Mgr3" draw:text-style-name="MP5" draw:layer="backgroundobjects" svg:width="0.264cm" svg:height="0.281cm" svg:x="30.642cm" svg:y="7.12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5;p11" draw:style-name="Mgr3" draw:text-style-name="MP5" draw:layer="backgroundobjects" svg:width="0.264cm" svg:height="0.281cm" svg:x="32.091cm" svg:y="10.645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6;p11" draw:style-name="Mgr3" draw:text-style-name="MP5" draw:layer="backgroundobjects" svg:width="0.334cm" svg:height="0.317cm" svg:x="1.239cm" svg:y="12.184cm">
        <draw:image xlink:href="Pictures/100002010000000D0000000CACB05359FFE2C5EA.png" xlink:type="simple" xlink:show="embed" xlink:actuate="onLoad" draw:mime-type="image/png">
          <text:p/>
        </draw:image>
      </draw:frame>
      <draw:frame draw:name="Google Shape;127;p11" draw:style-name="Mgr3" draw:text-style-name="MP5" draw:layer="backgroundobjects" svg:width="0.299cm" svg:height="0.299cm" svg:x="3.757cm" svg:y="4.921cm">
        <draw:image xlink:href="Pictures/100002010000000B0000000B44486E1EBBB731A5.png" xlink:type="simple" xlink:show="embed" xlink:actuate="onLoad" draw:mime-type="image/png">
          <text:p/>
        </draw:image>
      </draw:frame>
      <draw:frame draw:name="Google Shape;128;p11" draw:style-name="Mgr3" draw:text-style-name="MP5" draw:layer="backgroundobjects" svg:width="0.105cm" svg:height="0.105cm" svg:x="2.854cm" svg:y="9.21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29;p11" draw:style-name="Mgr3" draw:text-style-name="MP5" draw:layer="backgroundobjects" svg:width="0.07cm" svg:height="0.07cm" svg:x="4.11cm" svg:y="4.851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0;p11" draw:style-name="Mgr3" draw:text-style-name="MP5" draw:layer="backgroundobjects" svg:width="0.07cm" svg:height="0.07cm" svg:x="2.536cm" svg:y="9.728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1;p11" draw:style-name="Mgr3" draw:text-style-name="MP5" draw:layer="backgroundobjects" svg:width="0.07cm" svg:height="0.07cm" svg:x="1.028cm" svg:y="12.11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2;p11" draw:style-name="Mgr3" draw:text-style-name="MP5" draw:layer="backgroundobjects" svg:width="0.07cm" svg:height="0.07cm" svg:x="30.572cm" svg:y="7.61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3;p11" draw:style-name="Mgr3" draw:text-style-name="MP5" draw:layer="backgroundobjects" svg:width="0.087cm" svg:height="0.087cm" svg:x="31.272cm" svg:y="8.846cm">
        <draw:image xlink:href="Pictures/100002010000000300000003D6A5723C91F87F3C.png" xlink:type="simple" xlink:show="embed" xlink:actuate="onLoad" draw:mime-type="image/png">
          <text:p/>
        </draw:image>
      </draw:frame>
      <draw:frame draw:name="Google Shape;134;p11" draw:style-name="Mgr3" draw:text-style-name="MP5" draw:layer="backgroundobjects" svg:width="0.087cm" svg:height="0.087cm" svg:x="32.461cm" svg:y="10.997cm">
        <draw:image xlink:href="Pictures/100002010000000300000003D6A5723C91F87F3C.png" xlink:type="simple" xlink:show="embed" xlink:actuate="onLoad" draw:mime-type="image/png">
          <text:p/>
        </draw:image>
      </draw:frame>
      <draw:frame draw:name="Google Shape;135;p11" draw:style-name="Mgr3" draw:text-style-name="MP5" draw:layer="backgroundobjects" svg:width="0.052cm" svg:height="0.052cm" svg:x="32.526cm" svg:y="7.973cm">
        <draw:image xlink:href="Pictures/1000020100000002000000027DB0FAC201008D12.png" xlink:type="simple" xlink:show="embed" xlink:actuate="onLoad" draw:mime-type="image/png">
          <text:p/>
        </draw:image>
      </draw:frame>
      <draw:frame draw:name="Google Shape;136;p11" draw:style-name="Mgr3" draw:text-style-name="MP5" draw:layer="backgroundobjects" svg:width="26.316cm" svg:height="19.807cm" svg:x="3.803cm" svg:y="-0.547cm">
        <draw:image xlink:href="Pictures/10000201000003E3000002CD134E2EB57838AB65.png" xlink:type="simple" xlink:show="embed" xlink:actuate="onLoad" draw:mime-type="image/png">
          <text:p/>
        </draw:image>
      </draw:frame>
      <draw:frame draw:name="Google Shape;139;p12" presentation:style-name="SLIDE_20_IMAGENS_20_E_20_QUADRO-title" draw:layer="backgroundobjects" svg:width="26.336cm" svg:height="3.355cm" svg:x="3.81cm" svg:y="0cm" presentation:class="title" presentation:placeholder="true" presentation:user-transformed="true">
        <draw:text-box/>
      </draw:frame>
      <draw:frame presentation:style-name="SLIDE_20_IMAGENS_20_E_20_QUADR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IMAGENS_20_E_20_QUADRO-title" draw:layer="backgroundobjects" svg:width="16.932cm" svg:height="9.524cm" svg:x="1.058cm" svg:y="1.93cm" presentation:class="page"/>
        <draw:frame presentation:style-name="SLIDE_20_IMAGENS_20_E_20_QUAD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draw:name="Google Shape;47;p5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48;p5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49;p5" draw:style-name="Mgr3" draw:text-style-name="MP5" draw:layer="backgroundobjects" svg:width="1.075cm" svg:height="2.169cm" svg:x="32.791cm" svg:y="2.337cm">
        <draw:image xlink:href="Pictures/100002010000002900000052CBAB41B83E413C31.png" xlink:type="simple" xlink:show="embed" xlink:actuate="onLoad" draw:mime-type="image/png">
          <text:p/>
        </draw:image>
      </draw:frame>
      <draw:frame draw:name="Google Shape;50;p5" draw:style-name="Mgr3" draw:text-style-name="MP5" draw:layer="backgroundobjects" svg:width="2.627cm" svg:height="5.52cm" svg:x="31.238cm" svg:y="13.511cm">
        <draw:image xlink:href="Pictures/1000020100000063000000D1A4E2E9B0840AFF73.png" xlink:type="simple" xlink:show="embed" xlink:actuate="onLoad" draw:mime-type="image/png">
          <text:p/>
        </draw:image>
      </draw:frame>
      <draw:frame draw:name="Google Shape;51;p5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52;p5" draw:style-name="Mgr3" draw:text-style-name="MP5" draw:layer="backgroundobjects" svg:width="2.38cm" svg:height="2.645cm" svg:x="31.485cm" svg:y="7.92cm">
        <draw:image xlink:href="Pictures/100002010000005A0000006475E620897C85A759.png" xlink:type="simple" xlink:show="embed" xlink:actuate="onLoad" draw:mime-type="image/png">
          <text:p/>
        </draw:image>
      </draw:frame>
      <draw:frame draw:name="Google Shape;53;p5" draw:style-name="Mgr3" draw:text-style-name="MP5" draw:layer="backgroundobjects" svg:width="2.821cm" svg:height="1.234cm" svg:x="30.233cm" svg:y="8.731cm">
        <draw:image xlink:href="Pictures/100002010000006B0000002FC555C66C781B310D.png" xlink:type="simple" xlink:show="embed" xlink:actuate="onLoad" draw:mime-type="image/png">
          <text:p/>
        </draw:image>
      </draw:frame>
      <draw:frame draw:name="Google Shape;54;p5" draw:style-name="Mgr3" draw:text-style-name="MP5" draw:layer="backgroundobjects" svg:width="4.074cm" svg:height="1.957cm" svg:x="29.157cm" svg:y="17.092cm">
        <draw:image xlink:href="Pictures/100002010000009A0000004A9DE50559968AE4E9.png" xlink:type="simple" xlink:show="embed" xlink:actuate="onLoad" draw:mime-type="image/png">
          <text:p/>
        </draw:image>
      </draw:frame>
      <draw:frame draw:name="Google Shape;55;p5" draw:style-name="Mgr3" draw:text-style-name="MP5" draw:layer="backgroundobjects" svg:width="0.193cm" svg:height="0.193cm" svg:x="32.12cm" svg:y="5.105cm">
        <draw:image xlink:href="Pictures/100002010000000700000007D8B38F7021871847.png" xlink:type="simple" xlink:show="embed" xlink:actuate="onLoad" draw:mime-type="image/png">
          <text:p/>
        </draw:image>
      </draw:frame>
      <draw:frame draw:name="Google Shape;56;p5" draw:style-name="Mgr3" draw:text-style-name="MP5" draw:layer="backgroundobjects" svg:width="0.14cm" svg:height="0.14cm" svg:x="29.087cm" svg:y="17.639cm">
        <draw:image xlink:href="Pictures/10000201000000050000000565CBD4774DF95F83.png" xlink:type="simple" xlink:show="embed" xlink:actuate="onLoad" draw:mime-type="image/png">
          <text:p/>
        </draw:image>
      </draw:frame>
      <draw:frame draw:name="Google Shape;57;p5" draw:style-name="Mgr3" draw:text-style-name="MP5" draw:layer="backgroundobjects" svg:width="0.14cm" svg:height="0.14cm" svg:x="29.157cm" svg:y="14.164cm">
        <draw:image xlink:href="Pictures/10000201000000050000000565CBD4774DF95F83.png" xlink:type="simple" xlink:show="embed" xlink:actuate="onLoad" draw:mime-type="image/png">
          <text:p/>
        </draw:image>
      </draw:frame>
      <draw:frame draw:name="Google Shape;58;p5" draw:style-name="Mgr3" draw:text-style-name="MP5" draw:layer="backgroundobjects" svg:width="0.07cm" svg:height="0.07cm" svg:x="29.422cm" svg:y="13.847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59;p5" draw:style-name="Mgr3" draw:text-style-name="MP5" draw:layer="backgroundobjects" svg:width="0.122cm" svg:height="0.122cm" svg:x="31.803cm" svg:y="12.7cm">
        <draw:image xlink:href="Pictures/100002010000000500000005257A561A3DFFC0FE.png" xlink:type="simple" xlink:show="embed" xlink:actuate="onLoad" draw:mime-type="image/png">
          <text:p/>
        </draw:image>
      </draw:frame>
      <draw:frame draw:name="Google Shape;60;p5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1;p5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2;p5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4;p6" presentation:style-name="Padrão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Google Shape;67;p7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68;p7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69;p7" draw:style-name="Mgr3" draw:text-style-name="MP5" draw:layer="backgroundobjects" svg:width="1.075cm" svg:height="2.169cm" svg:x="32.791cm" svg:y="2.337cm">
        <draw:image xlink:href="Pictures/100002010000002900000052CBAB41B83E413C31.png" xlink:type="simple" xlink:show="embed" xlink:actuate="onLoad" draw:mime-type="image/png">
          <text:p/>
        </draw:image>
      </draw:frame>
      <draw:frame draw:name="Google Shape;70;p7" draw:style-name="Mgr3" draw:text-style-name="MP5" draw:layer="backgroundobjects" svg:width="2.627cm" svg:height="5.52cm" svg:x="31.238cm" svg:y="13.511cm">
        <draw:image xlink:href="Pictures/1000020100000063000000D1A4E2E9B0840AFF73.png" xlink:type="simple" xlink:show="embed" xlink:actuate="onLoad" draw:mime-type="image/png">
          <text:p/>
        </draw:image>
      </draw:frame>
      <draw:frame draw:name="Google Shape;71;p7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72;p7" draw:style-name="Mgr3" draw:text-style-name="MP5" draw:layer="backgroundobjects" svg:width="2.38cm" svg:height="2.645cm" svg:x="31.485cm" svg:y="7.92cm">
        <draw:image xlink:href="Pictures/100002010000005A0000006475E620897C85A759.png" xlink:type="simple" xlink:show="embed" xlink:actuate="onLoad" draw:mime-type="image/png">
          <text:p/>
        </draw:image>
      </draw:frame>
      <draw:frame draw:name="Google Shape;73;p7" draw:style-name="Mgr3" draw:text-style-name="MP5" draw:layer="backgroundobjects" svg:width="2.821cm" svg:height="1.234cm" svg:x="30.233cm" svg:y="8.731cm">
        <draw:image xlink:href="Pictures/100002010000006B0000002FC555C66C781B310D.png" xlink:type="simple" xlink:show="embed" xlink:actuate="onLoad" draw:mime-type="image/png">
          <text:p/>
        </draw:image>
      </draw:frame>
      <draw:frame draw:name="Google Shape;74;p7" draw:style-name="Mgr3" draw:text-style-name="MP5" draw:layer="backgroundobjects" svg:width="4.074cm" svg:height="1.957cm" svg:x="29.157cm" svg:y="17.092cm">
        <draw:image xlink:href="Pictures/100002010000009A0000004A9DE50559968AE4E9.png" xlink:type="simple" xlink:show="embed" xlink:actuate="onLoad" draw:mime-type="image/png">
          <text:p/>
        </draw:image>
      </draw:frame>
      <draw:frame draw:name="Google Shape;75;p7" draw:style-name="Mgr3" draw:text-style-name="MP5" draw:layer="backgroundobjects" svg:width="0.193cm" svg:height="0.193cm" svg:x="32.12cm" svg:y="5.105cm">
        <draw:image xlink:href="Pictures/100002010000000700000007D8B38F7021871847.png" xlink:type="simple" xlink:show="embed" xlink:actuate="onLoad" draw:mime-type="image/png">
          <text:p/>
        </draw:image>
      </draw:frame>
      <draw:frame draw:name="Google Shape;76;p7" draw:style-name="Mgr3" draw:text-style-name="MP5" draw:layer="backgroundobjects" svg:width="0.14cm" svg:height="0.14cm" svg:x="29.087cm" svg:y="17.639cm">
        <draw:image xlink:href="Pictures/10000201000000050000000565CBD4774DF95F83.png" xlink:type="simple" xlink:show="embed" xlink:actuate="onLoad" draw:mime-type="image/png">
          <text:p/>
        </draw:image>
      </draw:frame>
      <draw:frame draw:name="Google Shape;77;p7" draw:style-name="Mgr3" draw:text-style-name="MP5" draw:layer="backgroundobjects" svg:width="0.14cm" svg:height="0.14cm" svg:x="29.157cm" svg:y="14.164cm">
        <draw:image xlink:href="Pictures/10000201000000050000000565CBD4774DF95F83.png" xlink:type="simple" xlink:show="embed" xlink:actuate="onLoad" draw:mime-type="image/png">
          <text:p/>
        </draw:image>
      </draw:frame>
      <draw:frame draw:name="Google Shape;78;p7" draw:style-name="Mgr3" draw:text-style-name="MP5" draw:layer="backgroundobjects" svg:width="0.07cm" svg:height="0.07cm" svg:x="29.422cm" svg:y="13.847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79;p7" draw:style-name="Mgr3" draw:text-style-name="MP5" draw:layer="backgroundobjects" svg:width="0.122cm" svg:height="0.122cm" svg:x="31.803cm" svg:y="12.7cm">
        <draw:image xlink:href="Pictures/100002010000000500000005257A561A3DFFC0FE.png" xlink:type="simple" xlink:show="embed" xlink:actuate="onLoad" draw:mime-type="image/png">
          <text:p/>
        </draw:image>
      </draw:frame>
      <draw:frame draw:name="Google Shape;80;p7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1;p7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2;p7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4;p8" presentation:style-name="Padrão_20_1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name="Google Shape;87;p9" draw:style-name="Mgr3" draw:text-style-name="MP5" draw:layer="backgroundobjects" svg:width="33.866cm" svg:height="16.139cm" svg:x="0cm" svg:y="0.035cm">
        <draw:image xlink:href="Pictures/100002010000050000000262A7EDC1D33E2865FD.png" xlink:type="simple" xlink:show="embed" xlink:actuate="onLoad" draw:mime-type="image/png">
          <text:p/>
        </draw:image>
      </draw:frame>
      <draw:frame draw:name="Google Shape;88;p9" draw:style-name="Mgr3" draw:text-style-name="MP5" draw:layer="backgroundobjects" svg:width="5.767cm" svg:height="12.805cm" svg:x="28.099cm" svg:y="4.339cm">
        <draw:image xlink:href="Pictures/10000201000000DA000001E4CFFD557A413A581E.png" xlink:type="simple" xlink:show="embed" xlink:actuate="onLoad" draw:mime-type="image/png">
          <text:p/>
        </draw:image>
      </draw:frame>
      <draw:frame draw:name="Google Shape;89;p9" draw:style-name="Mgr3" draw:text-style-name="MP5" draw:layer="backgroundobjects" svg:width="3.597cm" svg:height="8.924cm" svg:x="30.268cm" svg:y="10.125cm">
        <draw:image xlink:href="Pictures/10000201000000880000015118982F530C907C5C.png" xlink:type="simple" xlink:show="embed" xlink:actuate="onLoad" draw:mime-type="image/png">
          <text:p/>
        </draw:image>
      </draw:frame>
      <draw:frame draw:name="Google Shape;90;p9" draw:style-name="Mgr3" draw:text-style-name="MP5" draw:layer="backgroundobjects" svg:width="2.186cm" svg:height="3.35cm" svg:x="29.298cm" svg:y="15.699cm">
        <draw:image xlink:href="Pictures/10000201000000530000007FE9E72568091D8863.png" xlink:type="simple" xlink:show="embed" xlink:actuate="onLoad" draw:mime-type="image/png">
          <text:p/>
        </draw:image>
      </draw:frame>
      <draw:frame draw:name="Google Shape;91;p9" draw:style-name="Mgr3" draw:text-style-name="MP5" draw:layer="backgroundobjects" svg:width="2.627cm" svg:height="1.534cm" svg:x="31.238cm" svg:y="6.456cm">
        <draw:image xlink:href="Pictures/10000201000000630000003A8E8F018AE01FCBEC.png" xlink:type="simple" xlink:show="embed" xlink:actuate="onLoad" draw:mime-type="image/png">
          <text:p/>
        </draw:image>
      </draw:frame>
      <draw:frame draw:name="Google Shape;92;p9" draw:style-name="Mgr3" draw:text-style-name="MP5" draw:layer="backgroundobjects" svg:width="3.403cm" svg:height="2.345cm" svg:x="29.616cm" svg:y="8.414cm">
        <draw:image xlink:href="Pictures/10000201000000810000005943B5CCF0534E154B.png" xlink:type="simple" xlink:show="embed" xlink:actuate="onLoad" draw:mime-type="image/png">
          <text:p/>
        </draw:image>
      </draw:frame>
      <draw:frame draw:name="Google Shape;93;p9" draw:style-name="Mgr3" draw:text-style-name="MP5" draw:layer="backgroundobjects" svg:width="1.287cm" svg:height="1.34cm" svg:x="32.579cm" svg:y="1.729cm">
        <draw:image xlink:href="Pictures/100002010000003100000033AA233EB3618DE693.png" xlink:type="simple" xlink:show="embed" xlink:actuate="onLoad" draw:mime-type="image/png">
          <text:p/>
        </draw:image>
      </draw:frame>
      <draw:frame draw:name="Google Shape;94;p9" draw:style-name="Mgr3" draw:text-style-name="MP5" draw:layer="backgroundobjects" svg:width="0.458cm" svg:height="0.458cm" svg:x="29.81cm" svg:y="11.236cm">
        <draw:image xlink:href="Pictures/100002010000001100000011D81D9A9207B84E4C.png" xlink:type="simple" xlink:show="embed" xlink:actuate="onLoad" draw:mime-type="image/png">
          <text:p/>
        </draw:image>
      </draw:frame>
      <draw:frame draw:name="Google Shape;95;p9" draw:style-name="Mgr3" draw:text-style-name="MP5" draw:layer="backgroundobjects" svg:width="0.317cm" svg:height="0.317cm" svg:x="30.921cm" svg:y="5.962cm">
        <draw:image xlink:href="Pictures/100002010000000C0000000CFCE91102090721A7.png" xlink:type="simple" xlink:show="embed" xlink:actuate="onLoad" draw:mime-type="image/png">
          <text:p/>
        </draw:image>
      </draw:frame>
      <draw:frame draw:name="Google Shape;96;p9" draw:style-name="Mgr3" draw:text-style-name="MP5" draw:layer="backgroundobjects" svg:width="0.246cm" svg:height="0.246cm" svg:x="32.526cm" svg:y="3.775cm">
        <draw:image xlink:href="Pictures/100002010000000900000009CA81B2A94653A473.png" xlink:type="simple" xlink:show="embed" xlink:actuate="onLoad" draw:mime-type="image/png">
          <text:p/>
        </draw:image>
      </draw:frame>
      <draw:frame draw:name="Google Shape;97;p9" draw:style-name="Mgr3" draw:text-style-name="MP5" draw:layer="backgroundobjects" svg:width="0.264cm" svg:height="0.264cm" svg:x="29.686cm" svg:y="8.079cm">
        <draw:image xlink:href="Pictures/100002010000000A0000000AB90824AD68DEE667.png" xlink:type="simple" xlink:show="embed" xlink:actuate="onLoad" draw:mime-type="image/png">
          <text:p/>
        </draw:image>
      </draw:frame>
      <draw:frame draw:name="Google Shape;98;p9" draw:style-name="Mgr3" draw:text-style-name="MP5" draw:layer="backgroundobjects" svg:width="0.122cm" svg:height="0.122cm" svg:x="29.686cm" svg:y="11.748cm">
        <draw:image xlink:href="Pictures/100002010000000500000005257A561A3DFFC0FE.png" xlink:type="simple" xlink:show="embed" xlink:actuate="onLoad" draw:mime-type="image/png">
          <text:p/>
        </draw:image>
      </draw:frame>
      <draw:frame draw:name="Google Shape;99;p9" draw:style-name="Mgr3" draw:text-style-name="MP5" draw:layer="backgroundobjects" svg:width="0.122cm" svg:height="0.122cm" svg:x="30.798cm" svg:y="6.403cm">
        <draw:image xlink:href="Pictures/100002010000000500000005257A561A3DFFC0FE.png" xlink:type="simple" xlink:show="embed" xlink:actuate="onLoad" draw:mime-type="image/png">
          <text:p/>
        </draw:image>
      </draw:frame>
      <draw:frame draw:name="Google Shape;100;p9" draw:style-name="Mgr3" draw:text-style-name="MP5" draw:layer="backgroundobjects" svg:width="0.07cm" svg:height="0.07cm" svg:x="29.968cm" svg:y="8.308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01;p9" draw:style-name="Mgr3" draw:text-style-name="MP5" draw:layer="backgroundobjects" svg:width="0.369cm" svg:height="0.369cm" svg:x="28.84cm" svg:y="15.011cm">
        <draw:image xlink:href="Pictures/100002010000000E0000000E188D1DF985C0A867.png" xlink:type="simple" xlink:show="embed" xlink:actuate="onLoad" draw:mime-type="image/png">
          <text:p/>
        </draw:image>
      </draw:frame>
      <draw:frame draw:name="Google Shape;102;p9" draw:style-name="Mgr3" draw:text-style-name="MP5" draw:layer="backgroundobjects" svg:width="0.07cm" svg:height="0.07cm" svg:x="28.769cm" svg:y="15.43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03;p9" draw:style-name="Mgr3" draw:text-style-name="MP5" draw:layer="backgroundobjects" svg:width="0.105cm" svg:height="0.105cm" svg:x="29.404cm" svg:y="15.04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05;p10" presentation:style-name="Padrão_20_2-title" draw:layer="backgroundobjects" svg:width="28.568cm" svg:height="3.355cm" svg:x="1.578cm" svg:y="0cm" presentation:class="title" presentation:placeholder="true" presentation:user-transformed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_20_ENCERRAMENTO" style:display-name="CAPA ENCERRAMENTO" style:page-layout-name="PM1" draw:style-name="Mdp1">
      <draw:frame draw:name="Google Shape;141;p13" draw:style-name="Mgr3" draw:text-style-name="MP5" draw:layer="backgroundobjects" svg:width="33.866cm" svg:height="16.174cm" svg:x="0cm" svg:y="0cm">
        <draw:image xlink:href="Pictures/100002010000050000000263D9D014113E5064BE.png" xlink:type="simple" xlink:show="embed" xlink:actuate="onLoad" draw:mime-type="image/png">
          <text:p/>
        </draw:image>
      </draw:frame>
      <draw:frame draw:name="Google Shape;142;p13" draw:style-name="Mgr3" draw:text-style-name="MP5" draw:layer="backgroundobjects" svg:width="27.004cm" svg:height="12.399cm" svg:x="2.558cm" svg:y="2.646cm">
        <draw:image xlink:href="Pictures/10000201000003FD000001D51F096B47C0A1D28A.png" xlink:type="simple" xlink:show="embed" xlink:actuate="onLoad" draw:mime-type="image/png">
          <text:p/>
        </draw:image>
      </draw:frame>
      <draw:frame draw:name="Google Shape;143;p13" draw:style-name="Mgr3" draw:text-style-name="MP5" draw:layer="backgroundobjects" svg:width="5.414cm" svg:height="3.121cm" svg:x="26.846cm" svg:y="6.879cm">
        <draw:image xlink:href="Pictures/10000201000000CD00000076D7BDB063D6AD7C1F.png" xlink:type="simple" xlink:show="embed" xlink:actuate="onLoad" draw:mime-type="image/png">
          <text:p/>
        </draw:image>
      </draw:frame>
      <draw:frame draw:name="Google Shape;144;p13" draw:style-name="Mgr3" draw:text-style-name="MP5" draw:layer="backgroundobjects" svg:width="7.019cm" svg:height="8.413cm" svg:x="3.616cm" svg:y="7.761cm">
        <draw:image xlink:href="Pictures/10000201000001090000013EB0A6BC4D744D5B44.png" xlink:type="simple" xlink:show="embed" xlink:actuate="onLoad" draw:mime-type="image/png">
          <text:p/>
        </draw:image>
      </draw:frame>
      <draw:frame draw:name="Google Shape;145;p13" draw:style-name="Mgr3" draw:text-style-name="MP5" draw:layer="backgroundobjects" svg:width="5.943cm" svg:height="2.645cm" svg:x="2.593cm" svg:y="2.399cm">
        <draw:image xlink:href="Pictures/10000201000000E1000000641A6A4916E5045AC0.png" xlink:type="simple" xlink:show="embed" xlink:actuate="onLoad" draw:mime-type="image/png">
          <text:p/>
        </draw:image>
      </draw:frame>
      <draw:frame draw:name="Google Shape;146;p13" draw:style-name="Mgr3" draw:text-style-name="MP5" draw:layer="backgroundobjects" svg:width="5.449cm" svg:height="3.686cm" svg:x="26.811cm" svg:y="12.435cm">
        <draw:image xlink:href="Pictures/10000201000000CE0000008BDFA30283657637CF.png" xlink:type="simple" xlink:show="embed" xlink:actuate="onLoad" draw:mime-type="image/png">
          <text:p/>
        </draw:image>
      </draw:frame>
      <draw:frame draw:name="Google Shape;147;p13" draw:style-name="Mgr3" draw:text-style-name="MP5" draw:layer="backgroundobjects" svg:width="16.086cm" svg:height="11.888cm" svg:x="8.767cm" svg:y="4.286cm">
        <draw:image xlink:href="Pictures/1000020100000260000001C112B9CCFB7205CD27.png" xlink:type="simple" xlink:show="embed" xlink:actuate="onLoad" draw:mime-type="image/png">
          <text:p/>
        </draw:image>
      </draw:frame>
      <draw:frame draw:name="Google Shape;148;p13" draw:style-name="Mgr3" draw:text-style-name="MP5" draw:layer="backgroundobjects" svg:width="11.517cm" svg:height="10.371cm" svg:x="11.148cm" svg:y="1.588cm">
        <draw:image xlink:href="Pictures/10000201000001B3000001883484D7C33B4C8F66.png" xlink:type="simple" xlink:show="embed" xlink:actuate="onLoad" draw:mime-type="image/png">
          <text:p/>
        </draw:image>
      </draw:frame>
      <draw:frame draw:name="Google Shape;149;p13" draw:style-name="Mgr3" draw:text-style-name="MP5" draw:layer="backgroundobjects" svg:width="4.356cm" svg:height="4.144cm" svg:x="8.855cm" svg:y="11.977cm">
        <draw:image xlink:href="Pictures/10000201000000A50000009DC2F07276550DCDB4.png" xlink:type="simple" xlink:show="embed" xlink:actuate="onLoad" draw:mime-type="image/png">
          <text:p/>
        </draw:image>
      </draw:frame>
      <draw:frame draw:name="Google Shape;150;p13" draw:style-name="Mgr3" draw:text-style-name="MP5" draw:layer="backgroundobjects" svg:width="3.35cm" svg:height="1.957cm" svg:x="24.818cm" svg:y="14.164cm">
        <draw:image xlink:href="Pictures/100002010000007F0000004A54C0B851AE257DB3.png" xlink:type="simple" xlink:show="embed" xlink:actuate="onLoad" draw:mime-type="image/png">
          <text:p/>
        </draw:image>
      </draw:frame>
      <draw:frame draw:name="Google Shape;151;p13" draw:style-name="Mgr3" draw:text-style-name="MP5" draw:layer="backgroundobjects" svg:width="3.086cm" svg:height="4.656cm" svg:x="22.578cm" svg:y="11.465cm">
        <draw:image xlink:href="Pictures/1000020100000075000000B0B34FFA4393812A69.png" xlink:type="simple" xlink:show="embed" xlink:actuate="onLoad" draw:mime-type="image/png">
          <text:p/>
        </draw:image>
      </draw:frame>
      <draw:frame draw:name="Google Shape;152;p13" draw:style-name="Mgr3" draw:text-style-name="MP5" draw:layer="backgroundobjects" svg:width="0.228cm" svg:height="0.228cm" svg:x="25.753cm" svg:y="3.263cm">
        <draw:image xlink:href="Pictures/10000201000000090000000946646F6B54B78700.png" xlink:type="simple" xlink:show="embed" xlink:actuate="onLoad" draw:mime-type="image/png">
          <text:p/>
        </draw:image>
      </draw:frame>
      <draw:frame draw:name="Google Shape;153;p13" draw:style-name="Mgr3" draw:text-style-name="MP5" draw:layer="backgroundobjects" svg:width="0.122cm" svg:height="0.122cm" svg:x="25.629cm" svg:y="2.522cm">
        <draw:image xlink:href="Pictures/100002010000000500000005257A561A3DFFC0FE.png" xlink:type="simple" xlink:show="embed" xlink:actuate="onLoad" draw:mime-type="image/png">
          <text:p/>
        </draw:image>
      </draw:frame>
      <draw:frame draw:name="Google Shape;154;p13" draw:style-name="Mgr3" draw:text-style-name="MP5" draw:layer="backgroundobjects" svg:width="0.228cm" svg:height="0.228cm" svg:x="4.657cm" svg:y="7.514cm">
        <draw:image xlink:href="Pictures/10000201000000090000000946646F6B54B78700.png" xlink:type="simple" xlink:show="embed" xlink:actuate="onLoad" draw:mime-type="image/png">
          <text:p/>
        </draw:image>
      </draw:frame>
      <draw:frame draw:name="Google Shape;155;p13" draw:style-name="Mgr3" draw:text-style-name="MP5" draw:layer="backgroundobjects" svg:width="0.14cm" svg:height="0.14cm" svg:x="4.516cm" svg:y="6.174cm">
        <draw:image xlink:href="Pictures/10000201000000050000000565CBD4774DF95F83.png" xlink:type="simple" xlink:show="embed" xlink:actuate="onLoad" draw:mime-type="image/png">
          <text:p/>
        </draw:image>
      </draw:frame>
      <draw:frame draw:name="Google Shape;156;p13" draw:style-name="Mgr3" draw:text-style-name="MP5" draw:layer="backgroundobjects" svg:width="6.032cm" svg:height="5.979cm" svg:x="14.058cm" svg:y="4.198cm">
        <draw:image xlink:href="Pictures/10000201000000E4000000E201A5487CF81A0D9C.png" xlink:type="simple" xlink:show="embed" xlink:actuate="onLoad" draw:mime-type="image/png">
          <text:p/>
        </draw:image>
      </draw:frame>
      <draw:frame draw:name="Google Shape;157;p13" draw:style-name="Mgr3" draw:text-style-name="MP5" draw:layer="backgroundobjects" svg:width="0.105cm" svg:height="0.105cm" svg:x="32.068cm" svg:y="4.992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58;p13" draw:style-name="Mgr3" draw:text-style-name="MP5" draw:layer="backgroundobjects" svg:width="0.634cm" svg:height="0.634cm" svg:x="24.536cm" svg:y="2.752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159;p13" draw:style-name="Mgr3" draw:text-style-name="MP5" draw:layer="backgroundobjects" svg:width="0.581cm" svg:height="0.581cm" svg:x="32.35cm" svg:y="5.292cm">
        <draw:image xlink:href="Pictures/100002010000001600000016911AE0B3AFA5E03E.png" xlink:type="simple" xlink:show="embed" xlink:actuate="onLoad" draw:mime-type="image/png">
          <text:p/>
        </draw:image>
      </draw:frame>
      <draw:frame draw:name="Google Shape;160;p13" draw:style-name="Mgr3" draw:text-style-name="MP5" draw:layer="backgroundobjects" svg:width="0.669cm" svg:height="0.669cm" svg:x="4.886cm" svg:y="6.544cm">
        <draw:image xlink:href="Pictures/100002010000001900000019D46C2DCFEDE2234A.png" xlink:type="simple" xlink:show="embed" xlink:actuate="onLoad" draw:mime-type="image/png">
          <text:p/>
        </draw:image>
      </draw:frame>
      <draw:frame draw:name="Google Shape;161;p13" draw:style-name="Mgr3" draw:text-style-name="MP5" draw:layer="backgroundobjects" svg:width="1.798cm" svg:height="2.557cm" svg:x="28.381cm" svg:y="11.13cm">
        <draw:image xlink:href="Pictures/100002010000004400000061C47661D46235EC0B.png" xlink:type="simple" xlink:show="embed" xlink:actuate="onLoad" draw:mime-type="image/png">
          <text:p/>
        </draw:image>
      </draw:frame>
      <presentation:notes style:page-layout-name="PM2">
        <draw:page-thumbnail presentation:style-name="CAPA_20_ENCERRAMENTO-title" draw:layer="backgroundobjects" svg:width="16.932cm" svg:height="9.524cm" svg:x="1.058cm" svg:y="1.93cm" presentation:class="page"/>
        <draw:frame presentation:style-name="CAPA_20_ENCERRAMENT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1T13:11:20.465000000</dc:date>
    <meta:editing-duration>PT38M40S</meta:editing-duration>
    <meta:editing-cycles>8</meta:editing-cycles>
    <meta:generator>LibreOffice/7.0.1.2$Windows_X86_64 LibreOffice_project/7cbcfc562f6eb6708b5ff7d7397325de9e764452</meta:generator>
    <meta:document-statistic meta:object-count="238"/>
  </office:meta>
</office:document-meta>
</file>